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Text_20_body" style:list-style-name="L6">
      <style:paragraph-properties fo:padding="0.0193in" fo:border="0.0008in solid #d9d9e3"/>
    </style:style>
    <style:style style:name="P10" style:family="paragraph" style:parent-style-name="Text_20_body" style:list-style-name="L7">
      <style:paragraph-properties fo:padding="0.0193in" fo:border="0.0008in solid #d9d9e3"/>
    </style:style>
    <style:style style:name="P11" style:family="paragraph" style:parent-style-name="Text_20_body" style:list-style-name="L8">
      <style:paragraph-properties fo:padding="0.0193in" fo:border="0.0008in solid #d9d9e3"/>
    </style:style>
    <style:style style:name="P12" style:family="paragraph" style:parent-style-name="Text_20_body" style:list-style-name="L9">
      <style:paragraph-properties fo:padding="0.0193in" fo:border="0.0008in solid #d9d9e3"/>
    </style:style>
    <style:style style:name="P13" style:family="paragraph" style:parent-style-name="Text_20_body" style:list-style-name="L10">
      <style:paragraph-properties fo:padding="0.0193in" fo:border="0.0008in solid #d9d9e3"/>
    </style:style>
    <style:style style:name="P14" style:family="paragraph" style:parent-style-name="Text_20_body" style:list-style-name="L11">
      <style:paragraph-properties fo:padding="0.0193in" fo:border="0.0008in solid #d9d9e3"/>
    </style:style>
    <style:style style:name="P15" style:family="paragraph" style:parent-style-name="Text_20_body" style:list-style-name="L12">
      <style:paragraph-properties fo:padding="0.0193in" fo:border="0.0008in solid #d9d9e3"/>
    </style:style>
    <style:style style:name="P16" style:family="paragraph" style:parent-style-name="Text_20_body" style:list-style-name="L13">
      <style:paragraph-properties fo:padding="0.0193in" fo:border="0.0008in solid #d9d9e3"/>
    </style:style>
    <style:style style:name="P17" style:family="paragraph" style:parent-style-name="Text_20_body" style:list-style-name="L14">
      <style:paragraph-properties fo:padding="0.0193in" fo:border="0.0008in solid #d9d9e3"/>
    </style:style>
    <style:style style:name="P18" style:family="paragraph" style:parent-style-name="Text_20_body" style:list-style-name="L15">
      <style:paragraph-properties fo:padding="0.0193in" fo:border="0.0008in solid #d9d9e3"/>
    </style:style>
    <style:style style:name="P19" style:family="paragraph" style:parent-style-name="Text_20_body" style:list-style-name="L16">
      <style:paragraph-properties fo:padding="0.0193in" fo:border="0.0008in solid #d9d9e3"/>
    </style:style>
    <style:style style:name="P20" style:family="paragraph" style:parent-style-name="Text_20_body" style:list-style-name="L17">
      <style:paragraph-properties fo:padding="0.0193in" fo:border="0.0008in solid #d9d9e3"/>
    </style:style>
    <style:style style:name="P21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3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3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4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4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4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4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- 50 советов по теме для изучения и понимания</text:p>
      <text:p text:style-name="P1">ChatGPT</text:p>
      <text:p text:style-name="P2">ChatGPT</text:p>
      <text:p text:style-name="P3">Конечно, вот 50 советов, которые могут помочь в изучении и понимании SQL:</text:p>
      <text:h text:style-name="P21" text:outline-level="3">Начало изучения:</text:h>
      <text:list xml:id="list8430682563315438958" text:style-name="L1">
        <text:list-item>
          <text:p text:style-name="P4"><text:span text:style-name="Strong_20_Emphasis">Установите СУБД:</text:span> Начните с установки и настройки базы данных для практики SQL запросов.</text:p>
        </text:list-item>
        <text:list-item>
          <text:p text:style-name="P4"><text:span text:style-name="Strong_20_Emphasis">Освойте основы:</text:span> Познакомьтесь с базовыми командами (SELECT, INSERT, UPDATE, DELETE) и понятиями (типы данных, ключи).</text:p>
        </text:list-item>
        <text:list-item>
          <text:p text:style-name="P4"><text:span text:style-name="Strong_20_Emphasis">Практика регулярно:</text:span> Регулярная практика позволит лучше усваивать материал.</text:p>
        </text:list-item>
      </text:list>
      <text:h text:style-name="P21" text:outline-level="3">Интерактивное обучение:</text:h>
      <text:list xml:id="list7414303200178686399" text:style-name="L2">
        <text:list-item>
          <text:p text:style-name="P5"><text:span text:style-name="Strong_20_Emphasis">Используйте онлайн-курсы:</text:span> Пройдите онлайн-курсы на платформах, которые предлагают учебные материалы по SQL.</text:p>
        </text:list-item>
        <text:list-item>
          <text:p text:style-name="P5"><text:span text:style-name="Strong_20_Emphasis">Попробуйте задачи на SQL:</text:span> Решайте задачи и упражнения, чтобы отработать навыки написания запросов.</text:p>
        </text:list-item>
        <text:list-item>
          <text:p text:style-name="P5"><text:span text:style-name="Strong_20_Emphasis">Экспериментируйте:</text:span> Играйтесь с различными запросами и смотрите, как они влияют на данные.</text:p>
        </text:list-item>
      </text:list>
      <text:h text:style-name="P21" text:outline-level="3">Погружение в сложности:</text:h>
      <text:list xml:id="list4325781634272823526" text:style-name="L3">
        <text:list-item>
          <text:p text:style-name="P6"><text:span text:style-name="Strong_20_Emphasis">Углубляйтесь в JOIN:</text:span> Понимание различных типов JOIN (INNER, OUTER, LEFT, RIGHT) расширит ваши возможности объединения данных из разных таблиц.</text:p>
        </text:list-item>
        <text:list-item>
          <text:p text:style-name="P6"><text:span text:style-name="Strong_20_Emphasis">Изучение подзапросов:</text:span> Освоение подзапросов позволит вам создавать более сложные запросы.</text:p>
        </text:list-item>
        <text:list-item>
          <text:p text:style-name="P6"><text:span text:style-name="Strong_20_Emphasis">Практика создания баз данных:</text:span> Создайте собственные базы данных для различных проектов и экспериментов.</text:p>
        </text:list-item>
      </text:list>
      <text:h text:style-name="P21" text:outline-level="3">Практическое применение:</text:h>
      <text:list xml:id="list4421380248676303238" text:style-name="L4">
        <text:list-item>
          <text:p text:style-name="P7"><text:span text:style-name="Strong_20_Emphasis">Создание проектов:</text:span> Используйте SQL для создания баз данных для реальных проектов, таких как блоги, интернет-магазины и приложения.</text:p>
        </text:list-item>
        <text:list-item>
          <text:p text:style-name="P7"><text:span text:style-name="Strong_20_Emphasis">Работа с реальными данными:</text:span> Попробуйте использовать SQL для анализа реальных наборов данных.</text:p>
        </text:list-item>
        <text:list-item>
          <text:p text:style-name="P7"><text:span text:style-name="Strong_20_Emphasis">Оптимизация запросов:</text:span> Изучайте методы оптимизации запросов для повышения эффективности работы с данными.</text:p>
        </text:list-item>
      </text:list>
      <text:h text:style-name="P21" text:outline-level="3">Дополнительные возможности:</text:h>
      <text:list xml:id="list1770214460636740403" text:style-name="L5">
        <text:list-item>
          <text:p text:style-name="P8"><text:span text:style-name="Strong_20_Emphasis">Изучение процедур и триггеров:</text:span> Углубляйтесь в создание хранимых процедур и триггеров для автоматизации задач.</text:p>
        </text:list-item>
        <text:list-item>
          <text:p text:style-name="P8"><text:span text:style-name="Strong_20_Emphasis">Погружение в агрегатные функции:</text:span> Освоение агрегатных функций (SUM, AVG, COUNT, MAX, MIN) для анализа данных.</text:p>
        </text:list-item>
        <text:list-item>
          <text:p text:style-name="P8"><text:soft-page-break/><text:span text:style-name="Strong_20_Emphasis">Изучение временных таблиц и переменных:</text:span> Понимание временных таблиц и переменных для более гибкой работы с данными.</text:p>
        </text:list-item>
      </text:list>
      <text:h text:style-name="P21" text:outline-level="3">Саморазвитие и постоянство:</text:h>
      <text:list xml:id="list5430533033153721339" text:style-name="L6">
        <text:list-item>
          <text:p text:style-name="P9"><text:span text:style-name="Strong_20_Emphasis">Чтение SQL документации:</text:span> Используйте официальные документации для понимания специфических функций и возможностей.</text:p>
        </text:list-item>
        <text:list-item>
          <text:p text:style-name="P9"><text:span text:style-name="Strong_20_Emphasis">Присоединение к сообществам:</text:span> Присоединяйтесь к форумам и сообществам для обмена опытом и задавания вопросов.</text:p>
        </text:list-item>
        <text:list-item>
          <text:p text:style-name="P9"><text:span text:style-name="Strong_20_Emphasis">Создание собственных проектов:</text:span> Регулярно создавайте новые проекты для практики.</text:p>
        </text:list-item>
      </text:list>
      <text:h text:style-name="P21" text:outline-level="3">Технические аспекты и профессиональное развитие:</text:h>
      <text:list xml:id="list2860991155369569368" text:style-name="L7">
        <text:list-item>
          <text:p text:style-name="P10"><text:span text:style-name="Strong_20_Emphasis">Изучение индексов и оптимизации:</text:span> Погрузитесь в работу с индексами для оптимизации производительности запросов.</text:p>
        </text:list-item>
        <text:list-item>
          <text:p text:style-name="P10"><text:span text:style-name="Strong_20_Emphasis">Работа с транзакциями:</text:span> Изучите управление транзакциями для обеспечения целостности данных.</text:p>
        </text:list-item>
        <text:list-item>
          <text:p text:style-name="P10"><text:span text:style-name="Strong_20_Emphasis">Разработка навыков моделирования данных:</text:span> Углубляйтесь в проектирование и оптимизацию структуры баз данных.</text:p>
        </text:list-item>
      </text:list>
      <text:h text:style-name="P21" text:outline-level="3">Эксперименты и обучение на ошибках:</text:h>
      <text:list xml:id="list836054852873065605" text:style-name="L8">
        <text:list-item>
          <text:p text:style-name="P11"><text:span text:style-name="Strong_20_Emphasis">Экспериментируйте с различными СУБД:</text:span> Попробуйте работать с различными СУБД для понимания их отличий.</text:p>
        </text:list-item>
        <text:list-item>
          <text:p text:style-name="P11"><text:span text:style-name="Strong_20_Emphasis">Исправление ошибок:</text:span> Изучайте ошибки и недочеты в запросах для их исправления и улучшения.</text:p>
        </text:list-item>
        <text:list-item>
          <text:p text:style-name="P11"><text:span text:style-name="Strong_20_Emphasis">Чтение и анализ ошибок:</text:span> Изучите, как читать сообщения об ошибках, чтобы быстро понимать и исправлять проблемы.</text:p>
        </text:list-item>
      </text:list>
      <text:h text:style-name="P21" text:outline-level="3">Поддержка роста и профессиональное развитие:</text:h>
      <text:list xml:id="list907096584317362911" text:style-name="L9">
        <text:list-item>
          <text:p text:style-name="P12"><text:span text:style-name="Strong_20_Emphasis">Постоянное обучение:</text:span> SQL постоянно развивается, поэтому обновляйте свои знания регулярно.</text:p>
        </text:list-item>
        <text:list-item>
          <text:p text:style-name="P12"><text:span text:style-name="Strong_20_Emphasis">Изучение новых функций:</text:span> Следите за обновлениями в SQL и изучайте новые возможности и функции.</text:p>
        </text:list-item>
        <text:list-item>
          <text:p text:style-name="P12"><text:span text:style-name="Strong_20_Emphasis">Подготовка к сертификации:</text:span> Рассмотрите возможность получения сертификата по SQL, что может помочь в карьерном росте.</text:p>
        </text:list-item>
      </text:list>
      <text:h text:style-name="P21" text:outline-level="3">Практика, практика, практика:</text:h>
      <text:list xml:id="list8683605280873384658" text:style-name="L10">
        <text:list-item>
          <text:p text:style-name="P13"><text:span text:style-name="Strong_20_Emphasis">Практика запросов из реального мира:</text:span> Решайте запросы, которые вам встречаются в реальной жизни.</text:p>
        </text:list-item>
        <text:list-item>
          <text:p text:style-name="P13"><text:span text:style-name="Strong_20_Emphasis">Коллективные проекты:</text:span> Присоединяйтесь к групповым проектам, где можно применить навыки SQL.</text:p>
        </text:list-item>
        <text:list-item>
          <text:p text:style-name="P13"><text:span text:style-name="Strong_20_Emphasis">Решение сложных задач:</text:span> Углубляйтесь в сложные задачи, которые требуют <text:soft-page-break/>комплексных SQL-запросов.</text:p>
        </text:list-item>
      </text:list>
      <text:h text:style-name="P21" text:outline-level="3">Постоянство и самомотивация:</text:h>
      <text:list xml:id="list8842351644789609565" text:style-name="L11">
        <text:list-item>
          <text:p text:style-name="P14"><text:span text:style-name="Strong_20_Emphasis">Постоянное развитие навыков:</text:span> Не останавливайтесь на достигнутом и продолжайте совершенствовать свои навыки.</text:p>
        </text:list-item>
        <text:list-item>
          <text:p text:style-name="P14"><text:span text:style-name="Strong_20_Emphasis">Задачи для самопроверки:</text:span> Создавайте задачи для самопроверки, чтобы убедиться в освоении материала.</text:p>
        </text:list-item>
        <text:list-item>
          <text:p text:style-name="P14"><text:span text:style-name="Strong_20_Emphasis">Самооценка и планы развития:</text:span> Оценивайте свой прогресс и планируйте свое дальнейшее развитие.</text:p>
        </text:list-item>
      </text:list>
      <text:h text:style-name="P21" text:outline-level="3">Обратная связь и помощь:</text:h>
      <text:list xml:id="list1664887329928921381" text:style-name="L12">
        <text:list-item>
          <text:p text:style-name="P15"><text:span text:style-name="Strong_20_Emphasis">Получение обратной связи:</text:span> Просящите обратную связь у более опытных коллег или в сообществах для улучшения своих навыков.</text:p>
        </text:list-item>
        <text:list-item>
          <text:p text:style-name="P15"><text:span text:style-name="Strong_20_Emphasis">Помощь другим:</text:span> Помогайте другим изучать SQL - это поможет вам лучше понимать материал.</text:p>
        </text:list-item>
        <text:list-item>
          <text:p text:style-name="P15"><text:span text:style-name="Strong_20_Emphasis">Обсуждение проблем:</text:span> Обсуждайте возникающие проблемы с другими студентами SQL для поиска решений.</text:p>
        </text:list-item>
      </text:list>
      <text:h text:style-name="P21" text:outline-level="3">Расширение знаний:</text:h>
      <text:list xml:id="list3683379798552142816" text:style-name="L13">
        <text:list-item>
          <text:p text:style-name="P16"><text:span text:style-name="Strong_20_Emphasis">Изучение специализированных тем:</text:span> Изучайте специфические темы в зависимости от ваших интересов и потребностей.</text:p>
        </text:list-item>
        <text:list-item>
          <text:p text:style-name="P16"><text:span text:style-name="Strong_20_Emphasis">Изучение новых СУБД:</text:span> Разберитесь с новыми СУБД для понимания их уникальных особенностей.</text:p>
        </text:list-item>
        <text:list-item>
          <text:p text:style-name="P16"><text:span text:style-name="Strong_20_Emphasis">Практика на реальных проектах:</text:span> Применяйте полученные знания на реальных проектах для лучшего усвоения материала.</text:p>
        </text:list-item>
      </text:list>
      <text:h text:style-name="P21" text:outline-level="3">Углубление в различные аспекты SQL:</text:h>
      <text:list xml:id="list3152487709606627858" text:style-name="L14">
        <text:list-item>
          <text:p text:style-name="P17"><text:span text:style-name="Strong_20_Emphasis">Изучение дополнительных языковых конструкций:</text:span> Изучайте не только основные запросы, но и более продвинутые языковые конструкции.</text:p>
        </text:list-item>
        <text:list-item>
          <text:p text:style-name="P17"><text:span text:style-name="Strong_20_Emphasis">Работа с большими объемами данных:</text:span> Изучайте методы работы с большими наборами данных для оптимизации запросов.</text:p>
        </text:list-item>
        <text:list-item>
          <text:p text:style-name="P17"><text:span text:style-name="Strong_20_Emphasis">Изучение методов оптимизации производительности:</text:span> Понимание методов оптимизации запросов для более быстрого выполнения.</text:p>
        </text:list-item>
      </text:list>
      <text:h text:style-name="P21" text:outline-level="3">Обучение на ошибках и реальных ситуациях:</text:h>
      <text:list xml:id="list5082238284945101666" text:style-name="L15">
        <text:list-item>
          <text:p text:style-name="P18"><text:span text:style-name="Strong_20_Emphasis">Исправление ошибок и анализ ситуаций:</text:span> Изучайте ошибки, которые возникают в запросах, чтобы не повторять их.</text:p>
        </text:list-item>
        <text:list-item>
          <text:p text:style-name="P18"><text:span text:style-name="Strong_20_Emphasis">Работа с реальными данными:</text:span> Используйте реальные данные для практики, чтобы лучше понимать запросы и их влияние на данные.</text:p>
        </text:list-item>
        <text:list-item>
          <text:p text:style-name="P18"><text:span text:style-name="Strong_20_Emphasis">Изучение ошибок других:</text:span> Анализируйте ошибки других пользователей, чтобы понимать их причины и способы исправления.</text:p>
        </text:list-item>
      </text:list>
      <text:h text:style-name="P21" text:outline-level="3"><text:soft-page-break/>Развитие навыков и профессионального роста:</text:h>
      <text:list xml:id="list6408893521071185024" text:style-name="L16">
        <text:list-item>
          <text:p text:style-name="P19"><text:span text:style-name="Strong_20_Emphasis">Работа с индексами:</text:span> Понимание работы индексов для оптимизации поиска данных.</text:p>
        </text:list-item>
        <text:list-item>
          <text:p text:style-name="P19"><text:span text:style-name="Strong_20_Emphasis">Изучение транзакций:</text:span> Понимание управления транзакциями для обеспечения целостности данных.</text:p>
        </text:list-item>
        <text:list-item>
          <text:p text:style-name="P19"><text:span text:style-name="Strong_20_Emphasis">Работа с процедурами и триггерами:</text:span> Изучение создания хранимых процедур и триггеров для автоматизации задач.</text:p>
        </text:list-item>
      </text:list>
      <text:h text:style-name="P21" text:outline-level="3">Самообучение и терпеливость:</text:h>
      <text:list xml:id="list8098970569449955291" text:style-name="L17">
        <text:list-item>
          <text:p text:style-name="P20"><text:span text:style-name="Strong_20_Emphasis">Самооценка и планирование:</text:span> Оценивайте свой прогресс и планируйте дальнейшее развитие навыков.</text:p>
        </text:list-item>
        <text:list-item>
          <text:p text:style-name="P20"><text:span text:style-name="Strong_20_Emphasis">Терпеливость и упорство:</text:span> Изучение SQL может занять время, поэтому терпите и давайте себе достаточно времени на освоение каждой темы.</text:p>
        </text:list-item>
      </text:list>
      <text:p text:style-name="P3">Изучение SQL - это процесс, который требует времени, терпения и постоянной практики. Следуйте этим советам, чтобы сделать свой путь в изучении SQL более эффективным и увлекательны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3-11-25T02:45:38.57</dc:date>
    <meta:document-statistic meta:table-count="0" meta:image-count="0" meta:object-count="0" meta:page-count="4" meta:paragraph-count="72" meta:word-count="816" meta:character-count="6120"/>
    <dc:creator>Dima Wide</dc:creator>
    <meta:user-defined meta:name="Info 1"/>
    <meta:user-defined meta:name="Info 2"/>
    <meta:user-defined meta:name="Info 3"/>
    <meta:user-defined meta:name="Info 4"/>
  </office:meta>
</office:document-meta>
</file>